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0094" officeooo:paragraph-rsid="00150094"/>
    </style:style>
    <style:style style:name="P2" style:family="paragraph" style:parent-style-name="Standard" style:list-style-name="L1">
      <style:text-properties officeooo:rsid="00150094" officeooo:paragraph-rsid="00150094"/>
    </style:style>
    <style:style style:name="P3" style:family="paragraph" style:parent-style-name="Standard">
      <style:text-properties officeooo:rsid="00150094" officeooo:paragraph-rsid="00150094"/>
    </style:style>
    <style:style style:name="P4" style:family="paragraph" style:parent-style-name="Standard">
      <style:text-properties fo:font-weight="bold" officeooo:rsid="001594b5" officeooo:paragraph-rsid="001594b5" style:font-weight-asian="bold" style:font-weight-complex="bold"/>
    </style:style>
    <style:style style:name="P5" style:family="paragraph" style:parent-style-name="Standard" style:list-style-name="L2">
      <style:text-properties fo:font-weight="normal" officeooo:rsid="001594b5" officeooo:paragraph-rsid="001594b5" style:font-weight-asian="normal" style:font-weight-complex="normal"/>
    </style:style>
    <style:style style:name="P6" style:family="paragraph" style:parent-style-name="Standard">
      <style:text-properties fo:font-weight="normal" officeooo:rsid="001594b5" officeooo:paragraph-rsid="001594b5" style:font-weight-asian="normal" style:font-weight-complex="normal"/>
    </style:style>
    <style:style style:name="P7" style:family="paragraph" style:parent-style-name="Standard" style:list-style-name="L3">
      <style:text-properties fo:font-weight="normal" officeooo:rsid="001594b5" officeooo:paragraph-rsid="001594b5" style:font-weight-asian="normal" style:font-weight-complex="normal"/>
    </style:style>
    <style:style style:name="T1" style:family="text">
      <style:text-properties officeooo:rsid="001633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PA Integration Plan</text:p>
      <text:p text:style-name="P1"/>
      <text:list xml:id="list7903784900659214120" text:style-name="L1">
        <text:list-item>
          <text:p text:style-name="P2">Change the database or database tables to accommodate water data + meta data</text:p>
        </text:list-item>
        <text:list-item>
          <text:p text:style-name="P2">Change the import to parse and add waterdata + meta data</text:p>
        </text:list-item>
        <text:list-item>
          <text:p text:style-name="P2">Change the front end and search to accommodate the new data.</text:p>
        </text:list-item>
      </text:list>
      <text:p text:style-name="P1"/>
      <text:p text:style-name="P4">Changing the otu.py</text:p>
      <text:p text:style-name="P4"/>
      <text:p text:style-name="P4">OTU Table</text:p>
      <text:list xml:id="list3405665273621370451" text:style-name="L2">
        <text:list-item>
          <text:p text:style-name="P5">Otu table might not need much changing, if I:</text:p>
          <text:list>
            <text:list-item>
              <text:p text:style-name="P5"><text:s/>can parse the names into maybe a .taxonomy file or whatever it reads from</text:p>
            </text:list-item>
            <text:list-item>
              <text:p text:style-name="P5">split them at the semicolons </text:p>
            </text:list-item>
            <text:list-item>
              <text:p text:style-name="P5">strip the ‘__’ underscores </text:p>
            </text:list-item>
            <text:list-item>
              <text:p text:style-name="P5">then the OTU tables might work as is.</text:p>
            </text:list-item>
          </text:list>
        </text:list-item>
        <text:list-item>
          <text:p text:style-name="P5">Check if we have all the fields needed for this to work.</text:p>
        </text:list-item>
        <text:list-item>
          <text:p text:style-name="P5">Fields we might not have in the waterdata:</text:p>
          <text:list>
            <text:list-item>
              <text:p text:style-name="P5">SampleType</text:p>
            </text:list-item>
            <text:list-item>
              <text:p text:style-name="P5">Amplicon</text:p>
            </text:list-item>
            <text:list-item>
              <text:p text:style-name="P5">Environment</text:p>
            </text:list-item>
          </text:list>
        </text:list-item>
        <text:list-item>
          <text:p text:style-name="P5">Might also be worth checking how null data is handled. If it doesn’t matter then could try importing as is.</text:p>
        </text:list-item>
      </text:list>
      <text:p text:style-name="P6"/>
      <text:p text:style-name="P4">Contextual <text:span text:style-name="T1">(</text:span>Metadata<text:span text:style-name="T1">)</text:span> <text:span text:style-name="T1">Table</text:span></text:p>
      <text:list xml:id="list7039510195597489297" text:style-name="L3">
        <text:list-item>
          <text:p text:style-name="P7">Grahame suggested that we just delete all their metadata fields and replace them with ours. Alternatively down the line we can look at support BIOM format.</text:p>
        </text:list-item>
        <text:list-item>
          <text:p text:style-name="P7">Simply hardcode the columns the same way he’s done it. We have a lot less so not too bad.</text:p>
        </text:list-item>
        <text:list-item>
          <text:p text:style-name="P7">Might be worth checking if we have an ontological categorical metadata to table. But at the moment efficiency isn’t too importa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0:43:20.929844585</meta:creation-date>
    <dc:date>2018-05-23T13:46:35.357440160</dc:date>
    <meta:editing-duration>PT9M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212" meta:character-count="1104" meta:non-whitespace-character-count="927"/>
  </office:meta>
</office:document-meta>
</file>